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453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0.8744in"/>
    </style:style>
    <style:style style:name="co4" style:family="table-column">
      <style:table-column-properties fo:break-before="auto" style:column-width="0.4764in"/>
    </style:style>
    <style:style style:name="co5" style:family="table-column">
      <style:table-column-properties fo:break-before="auto" style:column-width="0.4654in"/>
    </style:style>
    <style:style style:name="co6" style:family="table-column">
      <style:table-column-properties fo:break-before="auto" style:column-width="0.5728in"/>
    </style:style>
    <style:style style:name="co7" style:family="table-column">
      <style:table-column-properties fo:break-before="auto" style:column-width="0.5626in"/>
    </style:style>
    <style:style style:name="co8" style:family="table-column">
      <style:table-column-properties fo:break-before="auto" style:column-width="1.1866in"/>
    </style:style>
    <style:style style:name="co9" style:family="table-column">
      <style:table-column-properties fo:break-before="auto" style:column-width="1.5201in"/>
    </style:style>
    <style:style style:name="co10" style:family="table-column">
      <style:table-column-properties fo:break-before="auto" style:column-width="1.7035in"/>
    </style:style>
    <style:style style:name="co11" style:family="table-column">
      <style:table-column-properties fo:break-before="auto" style:column-width="1.4126in"/>
    </style:style>
    <style:style style:name="co12" style:family="table-column">
      <style:table-column-properties fo:break-before="auto" style:column-width="1.4772in"/>
    </style:style>
    <style:style style:name="co13" style:family="table-column">
      <style:table-column-properties fo:break-before="auto" style:column-width="1.4555in"/>
    </style:style>
    <style:style style:name="co14" style:family="table-column">
      <style:table-column-properties fo:break-before="auto" style:column-width="0.6484in"/>
    </style:style>
    <style:style style:name="co15" style:family="table-column">
      <style:table-column-properties fo:break-before="auto" style:column-width="0.8957in"/>
    </style:style>
    <style:style style:name="co16" style:family="table-column">
      <style:table-column-properties fo:break-before="auto" style:column-width="0.8425in"/>
    </style:style>
    <style:style style:name="co17" style:family="table-column">
      <style:table-column-properties fo:break-before="auto" style:column-width="0.8209in"/>
    </style:style>
    <style:style style:name="co18" style:family="table-column">
      <style:table-column-properties fo:break-before="auto" style:column-width="0.8098in"/>
    </style:style>
    <style:style style:name="co19" style:family="table-column">
      <style:table-column-properties fo:break-before="auto" style:column-width="1.1543in"/>
    </style:style>
    <style:style style:name="co20" style:family="table-column">
      <style:table-column-properties fo:break-before="auto" style:column-width="2.4457in"/>
    </style:style>
    <style:style style:name="co21" style:family="table-column">
      <style:table-column-properties fo:break-before="auto" style:column-width="1.5744in"/>
    </style:style>
    <style:style style:name="co22" style:family="table-column">
      <style:table-column-properties fo:break-before="auto" style:column-width="1.3807in"/>
    </style:style>
    <style:style style:name="co23" style:family="table-column">
      <style:table-column-properties fo:break-before="auto" style:column-width="1.0575in"/>
    </style:style>
    <style:style style:name="co24" style:family="table-column">
      <style:table-column-properties fo:break-before="auto" style:column-width="0.9819in"/>
    </style:style>
    <style:style style:name="co25" style:family="table-column">
      <style:table-column-properties fo:break-before="auto" style:column-width="1.0681in"/>
    </style:style>
    <style:style style:name="co26" style:family="table-column">
      <style:table-column-properties fo:break-before="auto" style:column-width="0.9929in"/>
    </style:style>
    <style:style style:name="co27" style:family="table-column">
      <style:table-column-properties fo:break-before="auto" style:column-width="2.1126in"/>
    </style:style>
    <style:style style:name="co28" style:family="table-column">
      <style:table-column-properties fo:break-before="auto" style:column-width="2.8437in"/>
    </style:style>
    <style:style style:name="co29" style:family="table-column">
      <style:table-column-properties fo:break-before="auto" style:column-width="2.7791in"/>
    </style:style>
    <style:style style:name="co30" style:family="table-column">
      <style:table-column-properties fo:break-before="auto" style:column-width="1.9189in"/>
    </style:style>
    <style:style style:name="co31" style:family="table-column">
      <style:table-column-properties fo:break-before="auto" style:column-width="1.9937in"/>
    </style:style>
    <style:style style:name="co32" style:family="table-column">
      <style:table-column-properties fo:break-before="auto" style:column-width="1.0898in"/>
    </style:style>
    <style:style style:name="co33" style:family="table-column">
      <style:table-column-properties fo:break-before="auto" style:column-width="2.1661in"/>
    </style:style>
    <style:style style:name="co34" style:family="table-column">
      <style:table-column-properties fo:break-before="auto" style:column-width="1.4984in"/>
    </style:style>
    <style:style style:name="co35" style:family="table-column">
      <style:table-column-properties fo:break-before="auto" style:column-width="1.0035in"/>
    </style:style>
    <style:style style:name="co36" style:family="table-column">
      <style:table-column-properties fo:break-before="auto" style:column-width="0.7134in"/>
    </style:style>
    <style:style style:name="co37" style:family="table-column">
      <style:table-column-properties fo:break-before="auto" style:column-width="0.9173in"/>
    </style:style>
    <style:style style:name="co38" style:family="table-column">
      <style:table-column-properties fo:break-before="auto" style:column-width="1.5417in"/>
    </style:style>
    <style:style style:name="co39" style:family="table-column">
      <style:table-column-properties fo:break-before="auto" style:column-width="0.9071in"/>
    </style:style>
    <style:style style:name="co40" style:family="table-column">
      <style:table-column-properties fo:break-before="auto" style:column-width="0.7665in"/>
    </style:style>
    <style:style style:name="co41" style:family="table-column">
      <style:table-column-properties fo:break-before="auto" style:column-width="1.2945in"/>
    </style:style>
    <style:style style:name="co42" style:family="table-column">
      <style:table-column-properties fo:break-before="auto" style:column-width="0.95in"/>
    </style:style>
    <style:style style:name="co4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0"/>
    <style:style style:name="ce3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6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tart Time(ns)</text:p>
          </table:table-cell>
          <table:table-cell office:value-type="string">
            <text:p>Duration(ns)</text:p>
          </table:table-cell>
          <table:table-cell office:value-type="string">
            <text:p>GridX</text:p>
          </table:table-cell>
          <table:table-cell office:value-type="string">
            <text:p>GridY</text:p>
          </table:table-cell>
          <table:table-cell office:value-type="string">
            <text:p>GridZ</text:p>
          </table:table-cell>
          <table:table-cell office:value-type="string">
            <text:p>BlockX</text:p>
          </table:table-cell>
          <table:table-cell office:value-type="string">
            <text:p>BlockY</text:p>
          </table:table-cell>
          <table:table-cell office:value-type="string">
            <text:p>BlockZ</text:p>
          </table:table-cell>
          <table:table-cell office:value-type="string">
            <text:p>Registers/Thread</text:p>
          </table:table-cell>
          <table:table-cell office:value-type="string">
            <text:p>Static Shared Memory</text:p>
          </table:table-cell>
          <table:table-cell office:value-type="string">
            <text:p>Dynamic Shared Memory</text:p>
          </table:table-cell>
          <table:table-cell office:value-type="string">
            <text:p>Branch Efficiency(%)</text:p>
          </table:table-cell>
          <table:table-cell office:value-type="string">
            <text:p>L1 Local Hit Rate(%)</text:p>
          </table:table-cell>
          <table:table-cell office:value-type="string">
            <text:p>L1 Global Hit Rate(%)</text:p>
          </table:table-cell>
          <table:table-cell office:value-type="string">
            <text:p>Achieved Occupancy</text:p>
          </table:table-cell>
          <table:table-cell office:value-type="string">
            <text:p>instructions executed</text:p>
          </table:table-cell>
          <table:table-cell office:value-type="string">
            <text:p>branch</text:p>
          </table:table-cell>
          <table:table-cell office:value-type="string">
            <text:p>shared store</text:p>
          </table:table-cell>
          <table:table-cell office:value-type="string">
            <text:p>shared load</text:p>
          </table:table-cell>
          <table:table-cell office:value-type="string">
            <text:p>gst request</text:p>
          </table:table-cell>
          <table:table-cell table:style-name="Default" office:value-type="string">
            <text:p>gld request</text:p>
          </table:table-cell>
          <table:table-cell office:value-type="string">
            <text:p>divergent branch</text:p>
          </table:table-cell>
          <table:table-cell office:value-type="string">
            <text:p>Shared Memory Replay Overhead(%)</text:p>
          </table:table-cell>
          <table:table-cell office:value-type="string">
            <text:p>global store transaction</text:p>
          </table:table-cell>
          <table:table-cell office:value-type="string">
            <text:p>shared bank conflict</text:p>
          </table:table-cell>
          <table:table-cell office:value-type="string">
            <text:p>gld_inst_128bit</text:p>
          </table:table-cell>
          <table:table-cell office:value-type="string">
            <text:p>gld_inst_64bit</text:p>
          </table:table-cell>
          <table:table-cell office:value-type="string">
            <text:p>gld_inst_32bit</text:p>
          </table:table-cell>
          <table:table-cell office:value-type="string">
            <text:p>gst_inst_128bit</text:p>
          </table:table-cell>
          <table:table-cell office:value-type="string">
            <text:p>gst_inst_64bit</text:p>
          </table:table-cell>
          <table:table-cell office:value-type="string">
            <text:p>gst_inst_32bit</text:p>
          </table:table-cell>
          <table:table-cell office:value-type="string">
            <text:p>Instruction Replay Overhead(%)</text:p>
          </table:table-cell>
          <table:table-cell office:value-type="string">
            <text:p>Global Memory Cache Replay Overhead(%)</text:p>
          </table:table-cell>
          <table:table-cell office:value-type="string">
            <text:p>Local Memory Cache Replay Overhead(%)</text:p>
          </table:table-cell>
          <table:table-cell office:value-type="string">
            <text:p>IPC</text:p>
          </table:table-cell>
          <table:table-cell office:value-type="string">
            <text:p>Multiprocessor Efficiency(%)</text:p>
          </table:table-cell>
          <table:table-cell office:value-type="string">
            <text:p>Warp Execution Efficiency(%)</text:p>
          </table:table-cell>
          <table:table-cell office:value-type="string">
            <text:p>sm cta launched</text:p>
          </table:table-cell>
          <table:table-cell office:value-type="string">
            <text:p>warps launched</text:p>
          </table:table-cell>
          <table:table-cell office:value-type="string">
            <text:p>uncached global load transaction</text:p>
          </table:table-cell>
          <table:table-cell office:value-type="string">
            <text:p>threads launched</text:p>
          </table:table-cell>
          <table:table-cell office:value-type="string">
            <text:p>fb subp1 read sectors</text:p>
          </table:table-cell>
          <table:table-cell office:value-type="string">
            <text:p>fb subp0 read sectors</text:p>
          </table:table-cell>
          <table:table-cell office:value-type="string">
            <text:p>fb subp1 write sectors</text:p>
          </table:table-cell>
          <table:table-cell office:value-type="string">
            <text:p>fb subp0 write sectors</text:p>
          </table:table-cell>
          <table:table-cell office:value-type="string">
            <text:p>active warps</text:p>
          </table:table-cell>
          <table:table-cell office:value-type="string">
            <text:p>local load</text:p>
          </table:table-cell>
          <table:table-cell office:value-type="string">
            <text:p>gst_inst_8bit</text:p>
          </table:table-cell>
          <table:table-cell office:value-type="string">
            <text:p>gst_inst_16bit</text:p>
          </table:table-cell>
          <table:table-cell office:value-type="string">
            <text:p>thread inst executed_1</text:p>
          </table:table-cell>
          <table:table-cell office:value-type="string">
            <text:p>thread inst executed_0</text:p>
          </table:table-cell>
          <table:table-cell office:value-type="string">
            <text:p>gld_inst_8bit</text:p>
          </table:table-cell>
          <table:table-cell office:value-type="string">
            <text:p>gld_inst_16bit</text:p>
          </table:table-cell>
          <table:table-cell office:value-type="string">
            <text:p>local store</text:p>
          </table:table-cell>
          <table:table-cell office:value-type="string">
            <text:p>instructions issued</text:p>
          </table:table-cell>
          <table:table-cell office:value-type="string">
            <text:p>active cycles</text:p>
          </table:table-cell>
        </table:table-row>
        <table:table-row table:style-name="ro1">
          <table:table-cell office:value-type="string">
            <text:p>reduce0(...)</text:p>
          </table:table-cell>
          <table:table-cell table:style-name="ce1" office:value-type="float" office:value="69255827">
            <text:p>69,255,827</text:p>
          </table:table-cell>
          <table:table-cell table:style-name="ce1" office:value-type="float" office:value="4329380">
            <text:p>4,329,380</text:p>
          </table:table-cell>
          <table:table-cell table:style-name="ce1" office:value-type="float" office:value="32768">
            <text:p>32,768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56">
            <text:p>256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48">
            <text:p>2,048</text:p>
          </table:table-cell>
          <table:table-cell table:style-name="ce2" office:value-type="float" office:value="100">
            <text:p>100.000</text:p>
          </table:table-cell>
          <table:table-cell table:number-columns-repeated="2" table:style-name="ce2" office:value-type="float" office:value="0">
            <text:p>0.000</text:p>
          </table:table-cell>
          <table:table-cell table:style-name="ce2" office:value-type="float" office:value="0.971">
            <text:p>0.971</text:p>
          </table:table-cell>
          <table:table-cell table:style-name="ce1" office:value-type="float" office:value="62521344">
            <text:p>62,521,344</text:p>
          </table:table-cell>
          <table:table-cell table:style-name="ce1" office:value-type="float" office:value="2883584">
            <text:p>2,883,584</text:p>
          </table:table-cell>
          <table:table-cell table:style-name="ce1" office:value-type="float" office:value="1802240">
            <text:p>1,802,240</text:p>
          </table:table-cell>
          <table:table-cell table:style-name="ce1" office:value-type="float" office:value="3112960">
            <text:p>3,112,960</text:p>
          </table:table-cell>
          <table:table-cell table:style-name="ce1" office:value-type="float" office:value="32768">
            <text:p>32,768</text:p>
          </table:table-cell>
          <table:table-cell office:value-type="float" office:value="262144">
            <text:p>262,144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0">
            <text:p>0.000</text:p>
          </table:table-cell>
          <table:table-cell table:style-name="ce1" office:value-type="float" office:value="32774">
            <text:p>32,77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8388608">
            <text:p>8,388,608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2768">
            <text:p>32,768</text:p>
          </table:table-cell>
          <table:table-cell table:style-name="ce1" office:value-type="float" office:value="0">
            <text:p>0</text:p>
          </table:table-cell>
          <table:table-cell table:style-name="ce2" office:value-type="float" office:value="0.007">
            <text:p>0.007</text:p>
          </table:table-cell>
          <table:table-cell table:style-name="ce2" office:value-type="float" office:value="0.839">
            <text:p>0.839</text:p>
          </table:table-cell>
          <table:table-cell table:style-name="ce2" office:value-type="float" office:value="0">
            <text:p>0.000</text:p>
          </table:table-cell>
          <table:table-cell table:style-name="ce2" office:value-type="float" office:value="1.798">
            <text:p>1.798</text:p>
          </table:table-cell>
          <table:table-cell table:style-name="ce2" office:value-type="float" office:value="99.907">
            <text:p>99.907</text:p>
          </table:table-cell>
          <table:table-cell table:style-name="ce2" office:value-type="float" office:value="100">
            <text:p>100.000</text:p>
          </table:table-cell>
          <table:table-cell table:style-name="ce1" office:value-type="float" office:value="32774">
            <text:p>32,774</text:p>
          </table:table-cell>
          <table:table-cell table:style-name="ce1" office:value-type="float" office:value="262144">
            <text:p>262,14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388608">
            <text:p>8,388,608</text:p>
          </table:table-cell>
          <table:table-cell table:style-name="ce1" office:value-type="float" office:value="1469004">
            <text:p>1,469,004</text:p>
          </table:table-cell>
          <table:table-cell table:style-name="ce1" office:value-type="float" office:value="1468808">
            <text:p>1,468,808</text:p>
          </table:table-cell>
          <table:table-cell table:style-name="ce1" office:value-type="float" office:value="16458">
            <text:p>16,458</text:p>
          </table:table-cell>
          <table:table-cell table:style-name="ce1" office:value-type="float" office:value="15835">
            <text:p>15,835</text:p>
          </table:table-cell>
          <table:table-cell table:style-name="ce1" office:value-type="float" office:value="1619439413">
            <text:p>1,619,439,413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998244352">
            <text:p>998,244,352</text:p>
          </table:table-cell>
          <table:table-cell table:style-name="ce1" office:value-type="float" office:value="1002438656">
            <text:p>1,002,438,656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62525585">
            <text:p>62,525,585</text:p>
          </table:table-cell>
          <table:table-cell table:style-name="ce1" office:value-type="float" office:value="34744478">
            <text:p>34,744,478</text:p>
          </table:table-cell>
        </table:table-row>
        <table:table-row table:style-name="ro1">
          <table:table-cell table:number-columns-repeated="21"/>
          <table:table-cell table:formula="of:=[.U2]+[.V2]" office:value-type="float" office:value="294912">
            <text:p>294,912</text:p>
          </table:table-cell>
          <table:table-cell table:number-columns-repeated="9"/>
          <table:table-cell table:formula="of:=SUM([.AA2:.AF2])" office:value-type="float" office:value="8421376">
            <text:p>8421376</text:p>
          </table:table-cell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 number:grouping="true"/>
    </number:number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9/14/2012</text:date>, <text:time>11:4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4T11:44:46</dc:date>
    <meta:generator>LibreOffice/3.4$Linux LibreOffice_project/340m1$Build-402</meta:generator>
    <meta:editing-duration>PT35M9S</meta:editing-duration>
    <meta:editing-cycles>2</meta:editing-cycles>
    <meta:document-statistic meta:table-count="1" meta:cell-count="116" meta:object-count="0"/>
  </office:meta>
</office:document-meta>
</file>